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8pt" style:font-size-asian="18pt" style:font-size-complex="18pt"/>
    </style:style>
    <style:style style:name="P2" style:family="paragraph" style:parent-style-name="Heading_20_1">
      <style:paragraph-properties fo:line-height="150%"/>
    </style:style>
    <style:style style:name="P3" style:family="paragraph" style:parent-style-name="First_20_line_20_indent">
      <style:paragraph-properties fo:line-height="150%" fo:text-align="justify" style:justify-single-word="false"/>
    </style:style>
    <style:style style:name="P4" style:family="paragraph" style:parent-style-name="First_20_line_20_indent">
      <style:paragraph-properties fo:line-height="150%"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/>
    </style:style>
    <text:list-style style:name="L1">
      <text:list-level-style-number text:level="1" style:num-suffix=". " style:num-format="1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ланировщик сеансов канального уровня</text:p>
      <text:p text:style-name="P1">стека <text:span text:style-name="T1">SNAP</text:span>.</text:p>
      <text:h text:style-name="P2" text:outline-level="1">Общее описание</text:h>
      <text:p text:style-name="P3">Планировщик сеансов – это основной компонент канального уровня, который предназначен для составления расписаний сеансов связи с соседними узлами. Расписания сеансов должны формироваться так, чтобы минимизировать число коллизий при передачи данных и накладные расходы при приёме данных. Например, избегать приёма данных если известно, что данные будут искажены из-за возникновения коллизии.</text:p>
      <text:p text:style-name="P3">Сеансы связи делятся на два вида: сеансы обмена данными и сеансы знакомств. Во время сеанса обмена данными узел может выступать либо в роли ведущего, либо ведомого. В конкретном сеансе связи может участвовать только один ведущий, но может быть несколько ведомых узлов. Ведущий узел передаёт данные, ведомые соответственно их принимают, если данные предназначены для них, и отправляют подтверждения в случае успешного приёма. Сеанс обмена данными со стороны ведущего узла будем называть сеансом передачи данных, а со стороны ведомых узлов – сеансом приёма данных.</text:p>
      <text:p text:style-name="P3">Сеанс связи определяется тремя параметрами: (1) время начала сеанса, (2) номер канала, на котором начинается сеанс и (3) продолжительность сеанса. Для сеанса передачи данных параметры (1) и (2) определяются планировщиком данного узла, а параметр (3) может быть оценен заранее. Для сеансов приёма данных параметры (1) и (2) определяются планировщиками соответствующих соседних узлов и известны планировщику данного узла ( если данный узел знаком с соседним) , а параметр (3) заранее неизвестен. С каждым сеансом приёма и передачи данных связан параметр сеанса, из которого могут быть получены время и номер канала сеанса связи. По специальному алгоритму на основе идентификатора узла и текущего параметра сеанса может быть вычислен параметр следующего сеанса связи. Для сеансов знакомств параметры (2) и (3) известны заранее. Если сеансы знакомств начинаются по внешнему сигналу, то неизвестен параметр (1).</text:p>
      <text:p text:style-name="P3"><text:s/>Так как при составлении расписаний некоторые параметры <text:s/>сеансов могут быть неизвестны планировщику, то возможны наложения сеансов. Для предотвращения таких ситуаций планировщик должен использовать некоторую политику планирования и разрешения конфликтов. Например, может использоваться политика на основе приоритетов. В этом случае при возникновении конфликтной ситуации выбирается более приоритетное расписание. В начале узел имеет мало знакомств с соседними узлами, поэтому расписание сеансов знакомств имеет высокий приоритет. Постепенно по мере знакомства с соседними узлами приоритет расписания сеансов знакомств уменьшается.</text:p>
      <text:p text:style-name="P3">При запуске канального уровня планировщик формирует расписание сеансов передачи данных. Для этого выбираются начальное значение параметра сеанса, время начала первого сеанса и длина эпохи. Во время сеанса передачи данных значение эпохи и параметра сеанса передаются в качестве служебной информации. По времени начала сеанса и переданной служебной информации можно вычислить время начала и номер канала следующих сеансов связи. </text:p>
      <text:p text:style-name="P3">Пусть <draw:frame draw:style-name="fr1" draw:name="Объект1" text:anchor-type="as-char" svg:width="0.49cm" svg:height="0.467cm" draw:z-index="0"><draw:object xlink:href="./Object 1" xlink:type="simple" xlink:show="embed" xlink:actuate="onLoad"/><draw:image xlink:href="./ObjectReplacements/Object 1" xlink:type="simple" xlink:show="embed" xlink:actuate="onLoad"/>
    </draw:frame>- длина эпохи, <draw:frame draw:style-name="fr1" draw:name="Объект2" text:anchor-type="as-char" svg:width="0.43cm" svg:height="0.467cm" draw:z-index="1"><draw:object xlink:href="./Object 2" xlink:type="simple" xlink:show="embed" xlink:actuate="onLoad"/><draw:image xlink:href="./ObjectReplacements/Object 2" xlink:type="simple" xlink:show="embed" xlink:actuate="onLoad"/>
    </draw:frame>- параметр сеанса, <draw:frame draw:style-name="fr1" draw:name="Объект3" text:anchor-type="as-char" svg:width="0.437cm" svg:height="0.467cm" draw:z-index="2"><draw:object xlink:href="./Object 3" xlink:type="simple" xlink:show="embed" xlink:actuate="onLoad"/><draw:image xlink:href="./ObjectReplacements/Object 3" xlink:type="simple" xlink:show="embed" xlink:actuate="onLoad"/>
    </draw:frame>- время начала сеанса, а<draw:frame draw:style-name="fr1" draw:name="Объект22" text:anchor-type="as-char" svg:width="0.377cm" svg:height="0.467cm" draw:z-index="21"><draw:object xlink:href="./Object 22" xlink:type="simple" xlink:show="embed" xlink:actuate="onLoad"/><draw:image xlink:href="./ObjectReplacements/Object 22" xlink:type="simple" xlink:show="embed" xlink:actuate="onLoad"/>
    </draw:frame> - идентификатор узла. Тогда по параметру сеанса и идентификатору узла можно получить отклонение <draw:frame draw:style-name="fr1" draw:name="Объект4" text:anchor-type="as-char" svg:width="2.702cm" svg:height="0.487cm" draw:z-index="3"><draw:object xlink:href="./Object 4" xlink:type="simple" xlink:show="embed" xlink:actuate="onLoad"/><draw:image xlink:href="./ObjectReplacements/Object 4" xlink:type="simple" xlink:show="embed" xlink:actuate="onLoad"/>
    </draw:frame>, где <draw:frame draw:style-name="fr1" draw:name="Объект13" text:anchor-type="as-char" svg:width="3.152cm" svg:height="0.487cm" draw:z-index="6"><draw:object xlink:href="./Object 13" xlink:type="simple" xlink:show="embed" xlink:actuate="onLoad"/><draw:image xlink:href="./ObjectReplacements/Object 13" xlink:type="simple" xlink:show="embed" xlink:actuate="onLoad"/>
    </draw:frame>и номер канала<draw:frame draw:style-name="fr1" draw:name="Объект5" text:anchor-type="as-char" svg:width="2.034cm" svg:height="0.487cm" draw:z-index="4"><draw:object xlink:href="./Object 5" xlink:type="simple" xlink:show="embed" xlink:actuate="onLoad"/><draw:image xlink:href="./ObjectReplacements/Object 5" xlink:type="simple" xlink:show="embed" xlink:actuate="onLoad"/>
    </draw:frame>сеанса. По специальному алгоритму <draw:frame draw:style-name="fr1" draw:name="Объект7" text:anchor-type="as-char" svg:width="0.49cm" svg:height="0.467cm" draw:z-index="11"><draw:object xlink:href="./Object 7" xlink:type="simple" xlink:show="embed" xlink:actuate="onLoad"/><draw:image xlink:href="./ObjectReplacements/Object 7" xlink:type="simple" xlink:show="embed" xlink:actuate="onLoad"/>
    </draw:frame>на основе идентификатора узла <draw:frame draw:style-name="fr1" draw:name="Объект6" text:anchor-type="as-char" svg:width="0.377cm" svg:height="0.467cm" draw:z-index="5"><draw:object xlink:href="./Object 6" xlink:type="simple" xlink:show="embed" xlink:actuate="onLoad"/><draw:image xlink:href="./ObjectReplacements/Object 6" xlink:type="simple" xlink:show="embed" xlink:actuate="onLoad"/>
    </draw:frame>и параметра сеанса <draw:frame draw:style-name="fr1" draw:name="Объект8" text:anchor-type="as-char" svg:width="0.43cm" svg:height="0.467cm" draw:z-index="7"><draw:object xlink:href="./Object 8" xlink:type="simple" xlink:show="embed" xlink:actuate="onLoad"/><draw:image xlink:href="./ObjectReplacements/Object 8" xlink:type="simple" xlink:show="embed" xlink:actuate="onLoad"/>
    </draw:frame>получаем параметр следующего сеанса<draw:frame draw:style-name="fr1" draw:name="Объект9" text:anchor-type="as-char" svg:width="2.35cm" svg:height="0.487cm" draw:z-index="8"><draw:object xlink:href="./Object 9" xlink:type="simple" xlink:show="embed" xlink:actuate="onLoad"/><draw:image xlink:href="./ObjectReplacements/Object 9" xlink:type="simple" xlink:show="embed" xlink:actuate="onLoad"/>
    </draw:frame>. Отклонение и канал следующего сеанса соответственно равны <draw:frame draw:style-name="fr1" draw:name="Объект10" text:anchor-type="as-char" svg:width="3.053cm" svg:height="0.487cm" draw:z-index="9"><draw:object xlink:href="./Object 10" xlink:type="simple" xlink:show="embed" xlink:actuate="onLoad"/><draw:image xlink:href="./ObjectReplacements/Object 10" xlink:type="simple" xlink:show="embed" xlink:actuate="onLoad"/>
    </draw:frame>и<draw:frame draw:style-name="fr1" draw:name="Объект11" text:anchor-type="as-char" svg:width="2.385cm" svg:height="0.487cm" draw:z-index="10"><draw:object xlink:href="./Object 11" xlink:type="simple" xlink:show="embed" xlink:actuate="onLoad"/><draw:image xlink:href="./ObjectReplacements/Object 11" xlink:type="simple" xlink:show="embed" xlink:actuate="onLoad"/>
    </draw:frame>. Время начала следующего сеанса связи:</text:p>
      <text:p text:style-name="P4"><draw:frame draw:style-name="fr1" draw:name="Объект12" text:anchor-type="as-char" svg:width="3.679cm" svg:height="0.487cm" draw:z-index="18"><draw:object xlink:href="./Object 12" xlink:type="simple" xlink:show="embed" xlink:actuate="onLoad"/><draw:image xlink:href="./ObjectReplacements/Object 12" xlink:type="simple" xlink:show="embed" xlink:actuate="onLoad"/>
    </draw:frame>(1)</text:p>
      <text:p text:style-name="P3">Во время сеанса знакомства узел узнаёт время <draw:frame draw:style-name="fr1" draw:name="Объект14" text:anchor-type="as-char" svg:width="0.437cm" svg:height="0.467cm" draw:z-index="12"><draw:object xlink:href="./Object 14" xlink:type="simple" xlink:show="embed" xlink:actuate="onLoad"/><draw:image xlink:href="./ObjectReplacements/Object 14" xlink:type="simple" xlink:show="embed" xlink:actuate="onLoad"/>
    </draw:frame> и номер канала <draw:frame draw:style-name="fr1" draw:name="Объект15" text:anchor-type="as-char" svg:width="0.399cm" svg:height="0.467cm" draw:z-index="13"><draw:object xlink:href="./Object 15" xlink:type="simple" xlink:show="embed" xlink:actuate="onLoad"/><draw:image xlink:href="./ObjectReplacements/Object 15" xlink:type="simple" xlink:show="embed" xlink:actuate="onLoad"/>
    </draw:frame>одного из будущих <text:s text:c="2"/>сеансов передачи данных соседнего узла. Во время этого сеанса узлу становятся известны эпоха <draw:frame draw:style-name="fr1" draw:name="Объект16" text:anchor-type="as-char" svg:width="0.49cm" svg:height="0.467cm" draw:z-index="14"><draw:object xlink:href="./Object 16" xlink:type="simple" xlink:show="embed" xlink:actuate="onLoad"/><draw:image xlink:href="./ObjectReplacements/Object 16" xlink:type="simple" xlink:show="embed" xlink:actuate="onLoad"/>
    </draw:frame> и параметр сеанса <draw:frame draw:style-name="fr1" draw:name="Объект17" text:anchor-type="as-char" svg:width="0.43cm" svg:height="0.467cm" draw:z-index="15"><draw:object xlink:href="./Object 17" xlink:type="simple" xlink:show="embed" xlink:actuate="onLoad"/><draw:image xlink:href="./ObjectReplacements/Object 17" xlink:type="simple" xlink:show="embed" xlink:actuate="onLoad"/>
    </draw:frame>. На основе этих данных узел может вычислить номер канала <draw:frame draw:style-name="fr1" draw:name="Объект18" text:anchor-type="as-char" svg:width="0.547cm" svg:height="0.467cm" draw:z-index="16"><draw:object xlink:href="./Object 18" xlink:type="simple" xlink:show="embed" xlink:actuate="onLoad"/><draw:image xlink:href="./ObjectReplacements/Object 18" xlink:type="simple" xlink:show="embed" xlink:actuate="onLoad"/>
    </draw:frame>и время <draw:frame draw:style-name="fr1" draw:name="Объект19" text:anchor-type="as-char" svg:width="0.63cm" svg:height="0.467cm" draw:z-index="17"><draw:object xlink:href="./Object 19" xlink:type="simple" xlink:show="embed" xlink:actuate="onLoad"/><draw:image xlink:href="./ObjectReplacements/Object 19" xlink:type="simple" xlink:show="embed" xlink:actuate="onLoad"/>
    </draw:frame>следующего сеанса передачи данных соседнего узла.</text:p>
      <text:p text:style-name="P3">Узел имеет право изменять длину эпохи. В этом случае узел обязан ещё в течении <text:s/><draw:frame draw:style-name="fr1" draw:name="Объект20" text:anchor-type="as-char" svg:width="0.517cm" svg:height="0.467cm" draw:z-index="19"><draw:object xlink:href="./Object 20" xlink:type="simple" xlink:show="embed" xlink:actuate="onLoad"/><draw:image xlink:href="./ObjectReplacements/Object 20" xlink:type="simple" xlink:show="embed" xlink:actuate="onLoad"/>
    </draw:frame>сеансов поддерживать прежнее расписание, но передавать в качестве служебной информации такое значение эпохи, которое позволило бы по формуле (1) получить время начала сеанса по новому расписанию. Это позволит соседнему узлу, пропустившему по какой-либо причине не более <draw:frame draw:style-name="fr1" draw:name="Объект21" text:anchor-type="as-char" svg:width="0.517cm" svg:height="0.467cm" draw:z-index="20"><draw:object xlink:href="./Object 21" xlink:type="simple" xlink:show="embed" xlink:actuate="onLoad"/><draw:image xlink:href="./ObjectReplacements/Object 21" xlink:type="simple" xlink:show="embed" xlink:actuate="onLoad"/>
    </draw:frame>сеансов передачи данных текущего узла, перейти на новое расписа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font-name-asian="DejaVu Sans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suffix=". 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4$Linux OpenOffice.org_project/680m6$Build-9076
  </meta:generator>
    <meta:creation-date>2006-11-23T11:35:47</meta:creation-date>
    <dc:date>2006-11-28T14:51:31</dc:date>
    <dc:language>ru-RU</dc:language>
    <meta:editing-cycles>41</meta:editing-cycles>
    <meta:editing-duration>PT10H12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22" meta:page-count="2" meta:paragraph-count="12" meta:word-count="557" meta:character-count="412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i>'</math:mi>
        <math:mo math:stretchy="false">=</math:mo>
        <math:mi>d</math:mi>
      </math:mrow>
      <math:mrow>
        <math:mo math:stretchy="false">(</math:mo>
        <math:mrow>
          <math:mi>I</math:mi>
          <math:mi>,</math:mi>
          <math:mi>S</math:mi>
          <math:mi>'</math:mi>
          <math:mi>,</math:mi>
          <math:mi>E</math:mi>
        </math:mrow>
        <math:mo math:stretchy="false">)</math:mo>
      </math:mrow>
    </math:mrow>
    <math:annotation math:encoding="StarMath 5.0">d'=d(I, S', E)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i>'</math:mi>
        <math:mo math:stretchy="false">=</math:mo>
        <math:mi>c</math:mi>
      </math:mrow>
      <math:mrow>
        <math:mo math:stretchy="false">(</math:mo>
        <math:mrow>
          <math:mi>I</math:mi>
          <math:mi>,</math:mi>
          <math:mi>S</math:mi>
          <math:mi>'</math:mi>
        </math:mrow>
        <math:mo math:stretchy="false">)</math:mo>
      </math:mrow>
    </math:mrow>
    <math:annotation math:encoding="StarMath 5.0">c'=c(I, S'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>T</math:mi>
      <math:mrow>
        <math:mi>'</math:mi>
        <math:mo math:stretchy="false">=</math:mo>
        <math:mrow>
          <math:mrow>
            <math:mrow>
              <math:mo math:stretchy="false">(</math:mo>
              <math:mrow>
                <math:mi>T</math:mi>
                <math:mo math:stretchy="false">−</math:mo>
                <math:mi>d</math:mi>
              </math:mrow>
              <math:mo math:stretchy="false">)</math:mo>
            </math:mrow>
            <math:mo math:stretchy="false">+</math:mo>
            <math:mi>E</math:mi>
          </math:mrow>
          <math:mo math:stretchy="false">+</math:mo>
          <math:mi>d</math:mi>
        </math:mrow>
      </math:mrow>
      <math:mi>'</math:mi>
    </math:mrow>
    <math:annotation math:encoding="StarMath 5.0">T' = ( T - d ) + E + d'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∈</math:mo>
        <math:mrow>
          <math:mo math:stretchy="false">[</math:mo>
          <math:mo math:stretchy="false">−</math:mo>
          <math:mrow>
            <math:mi>E</math:mi>
            <math:mo math:stretchy="false">/</math:mo>
            <math:mn>2</math:mn>
          </math:mrow>
        </math:mrow>
      </math:mrow>
      <math:mi>;</math:mi>
      <math:mrow>
        <math:mi>E</math:mi>
        <math:mo math:stretchy="false">/</math:mo>
        <math:mn>2</math:mn>
      </math:mrow>
      <math:mo math:stretchy="false">)</math:mo>
    </math:mrow>
    <math:annotation math:encoding="StarMath 5.0">d in \[ -E/2 ; E/2 \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i>E</math:mi>
    <math:annotation math:encoding="StarMath 5.0">E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>c</math:mi>
      <math:mi>'</math:mi>
    </math:mrow>
    <math:annotation math:encoding="StarMath 5.0">c'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T</math:mi>
      <math:mi>'</math:mi>
    </math:mrow>
    <math:annotation math:encoding="StarMath 5.0">T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i>N</math:mi>
    <math:annotation math:encoding="StarMath 5.0">N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T</math:mi>
    <math:annotation math:encoding="StarMath 5.0">T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d</math:mi>
        <math:mo math:stretchy="false">=</math:mo>
        <math:mi>d</math:mi>
      </math:mrow>
      <math:mrow>
        <math:mo math:stretchy="false">(</math:mo>
        <math:mrow>
          <math:mi>I</math:mi>
          <math:mi>,</math:mi>
          <math:mi>S</math:mi>
          <math:mi>,</math:mi>
          <math:mi>E</math:mi>
        </math:mrow>
        <math:mo math:stretchy="false">)</math:mo>
      </math:mrow>
    </math:mrow>
    <math:annotation math:encoding="StarMath 5.0">d=d(I, S, E 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c</math:mi>
        <math:mo math:stretchy="false">=</math:mo>
        <math:mi>c</math:mi>
      </math:mrow>
      <math:mrow>
        <math:mo math:stretchy="false">(</math:mo>
        <math:mrow>
          <math:mi>I</math:mi>
          <math:mi>,</math:mi>
          <math:mi>S</math:mi>
        </math:mrow>
        <math:mo math:stretchy="false">)</math:mo>
      </math:mrow>
    </math:mrow>
    <math:annotation math:encoding="StarMath 5.0">c=c(I, S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S</math:mi>
    <math:annotation math:encoding="StarMath 5.0">S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S</math:mi>
      <math:mrow>
        <math:mi>'</math:mi>
        <math:mo math:stretchy="false">=</math:mo>
        <math:mi>R</math:mi>
      </math:mrow>
      <math:mrow>
        <math:mo math:stretchy="false">(</math:mo>
        <math:mrow>
          <math:mi>I</math:mi>
          <math:mi>,</math:mi>
          <math:mi>S</math:mi>
        </math:mrow>
        <math:mo math:stretchy="false">)</math:mo>
      </math:mrow>
    </math:mrow>
    <math:annotation math:encoding="StarMath 5.0">S'=R(I,S)</math:annotation>
  </math:semantics>
</math:math>
</file>